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b694c" officeooo:paragraph-rsid="001b694c"/>
    </style:style>
    <style:style style:name="P2" style:family="paragraph" style:parent-style-name="Text_20_body">
      <style:text-properties officeooo:paragraph-rsid="001b694c"/>
    </style:style>
    <style:style style:name="P3" style:family="paragraph" style:parent-style-name="Text_20_body">
      <style:text-properties officeooo:rsid="001b694c" officeooo:paragraph-rsid="001b694c"/>
    </style:style>
    <style:style style:name="P4" style:family="paragraph" style:parent-style-name="Text_20_body">
      <style:text-properties officeooo:rsid="001e7d19" officeooo:paragraph-rsid="001e7d19"/>
    </style:style>
    <style:style style:name="P5" style:family="paragraph" style:parent-style-name="Text_20_body">
      <style:text-properties officeooo:paragraph-rsid="001e7d19"/>
    </style:style>
    <style:style style:name="P6" style:family="paragraph" style:parent-style-name="Heading_20_3">
      <style:text-properties officeooo:rsid="001b694c" officeooo:paragraph-rsid="001b6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glish Stories</text:p>
      <text:p text:style-name="P5"/>
      <text:p text:style-name="Subtitle">Rabindranath Tagore</text:p>
      <text:p text:style-name="Subtitle"/>
      <text:p text:style-name="P4"/>
      <text:p text:style-name="P4"/>
      <text:h text:style-name="Heading_20_1" text:outline-level="1">GIRIBALA</text:h>
      <text:p text:style-name="P1"/>
      <text:h text:style-name="P6" text:outline-level="3">1</text:h>
      <text:p text:style-name="Text_20_body"/>
      <text:p text:style-name="Text_20_body">GIRIBALA is overflowing with exuberance of youth that seems spilling over in spray all around her,—in the folds of her soft dress, the turning of her neck, the motion of her hands, in the rhythm of her steps, now quick now languid, in her tinkling anklets and ringing laughter, in her voice and glances. She would often been seen, wrapt in a blue silk, walking on her terrace, in an impulse of unaccountable restlessness. Her limbs seem eager to dance to the time of an inner music unceasing and unheard. She takes pleasure in merely moving her body, causing ripples to break out in the flood of her young life. She would suddenly pluck a leaf from a plant in the flower-pot and throw it up in the sky, and her bangles would give a sudden tinkle, and the careless grace of her hand, like a bird freed from its cage, would fly unseen in the air. With her swift fingers she would brush away from her dress a mere nothing; standing on tiptoe she would peep over her terrace walls for no cause whatever, and then with a rapid motion turn round to go to another direction, swinging her bunch of keys tied to a corner of her garment. She would loosen her hair in an untimely caprice, sitting before her mirror to do it up again, and then in a fit of laziness would fling herself upon her bed, like a line of stray moonlight slipping through some opening of the leaves, idling in the shadow.</text:p>
      <text:p text:style-name="Text_20_body"><text:s/></text:p>
      <text:p text:style-name="Text_20_body">She has no children and, having been married in a wealthy family, has very little work to do. Thus she seems to be daily accumulating her own self without expenditure, till the vessel is brimming over with the seething surplus. She has her husband, but not under her control. She has grown up from a girl into a woman, yet escaping, through familiarity, her husband's notice.</text:p>
      <text:p text:style-name="Text_20_body"><text:s/></text:p>
      <text:p text:style-name="Text_20_body">When she was newly married and her husband, Gopinath, was attending his college, he would often play the truant and under cover of the midday siesta of his elders secretly come to make love to <text:soft-page-break/>Giribala. Though they lived under the same roof, he would create occasions to send her letters on tinted paper perfumed with rosewater, and would even gloat upon some exaggerated grievances of imaginary neglect of love.</text:p>
      <text:p text:style-name="Text_20_body"><text:s/></text:p>
      <text:p text:style-name="Text_20_body">Just then his father died and he became the sole owner of his property. Like an unseasoned piece of timber, the immature youth of Gopinath attracted parasites which began to bore into his substance. From now his movements took the course that led him in a contrary direction from his wife.</text:p>
      <text:p text:style-name="Text_20_body"><text:s/></text:p>
      <text:p text:style-name="Text_20_body">There is a dangerous fascination to be leaders of men, to which many strong minds have succumbed. To be accepted as the leader of a small circle of sycophants, in his own parlour, has the same fearful attraction for a man who suffers from a scarcity of brains and character. Gopinath assumed the part of a hero among his friends and acquaintances, and tried daily to invent new wonders in all manner of extravagance. He won a reputation among his followers for his audacity of excesses, which goaded him not only to keep up his fame, but to surpass himself at all costs.</text:p>
      <text:p text:style-name="Text_20_body"><text:s/></text:p>
      <text:p text:style-name="Text_20_body">In the meanwhile, Giribala, in the seclusion of her lonely youth, felt like a queen who had her throne, but no subjects. She knew she had the power in her hand which could make the world of men her captive; only that world itself was wanting.</text:p>
      <text:p text:style-name="Text_20_body"><text:s/></text:p>
      <text:p text:style-name="Text_20_body">Giribala has a maidservant whose name is Sudha. She can sing and dance and improvise verses, and she freely gives expression to her regret that such a beauty as that of her mistress should be dedicated to a fool who forgets to enjoy what he owns. Giribala is never tired of hearing from her the details of her charms, while at the same time contradicting her, calling her a liar and a flatterer, exciting her to swear by all that is sacred that she is earnest in her admiration, which statement, even without the accompaniment of a solemn oath, is not difficult for Giribala to believe.</text:p>
      <text:p text:style-name="Text_20_body"><text:s/></text:p>
      <text:p text:style-name="Text_20_body">Sudha used to sing to her a song beginning with the line, 'Let me write myself a slave upon the soles of thy feet,' and Giribala in her imagination could feel that her beautiful feet were fully worthy of bearing inscriptions of everlasting slavery from conquered hearts, if only they could be free in their career of conquest.</text:p>
      <text:p text:style-name="Text_20_body"><text:s/></text:p>
      <text:p text:style-name="Text_20_body">But the woman to whom her husband Gopinath has surrendered himself as a slave is Lavanga, the actress, who has the reputation of playing to perfection the part of a maiden languishing in hopeless love and swooning on the stage with an exquisite naturalness. When her husband had not altogether vanished from her sphere of influence, Giribala had often heard from him about the wonderful histrionic powers of this woman and in her jealous curiosity had greatly desired to see Lavanga on the <text:soft-page-break/>stage. But she could not secure her husband's consent, because Gopinath was firm in his opinion that the theatre was a place not fit for any decent woman to visit.</text:p>
      <text:p text:style-name="Text_20_body"><text:s/></text:p>
      <text:p text:style-name="Text_20_body">At last she paid for a seat and sent Sudha to see this famous actress in one of her best parts. The account that she received from her on her return was far from flattering to Lavanga, both as to her personal appearance and her stage accomplishments. As, for obvious reasons, she had great faith in Sudha's power of appreciation, where it was due, Giribala did not hesitate to believe her in her description of Lavanga, which was accompanied by a mimicry of a ludicrous mannerism.</text:p>
      <text:p text:style-name="Text_20_body"><text:s/></text:p>
      <text:p text:style-name="P2">When at last her husband deserted her in his infatuation for this woman, she began to feel qualms of doubt. But as Sudha repeatedly asserted her former opinion with ever greater vehemence, comparing Lavanga to a piece of burnt log dressed up in a woman's clothes, Giribala determined secretly to go to the theatre herself and settle this question for good.</text:p>
      <text:p text:style-name="Text_20_body"><text:s/></text:p>
      <text:p text:style-name="Text_20_body">And she did go there one night with all the excitement of a forbidden entry. Her very trepidation of heart lent a special charm to what she saw. She gazed at the faces of the spectators, lit up with an unnatural shine of lamplight; and, with the magic of its music and the painted canvas of its scenery, the theatre seemed to her like a world where society was suddenly freed from its law of gravitation.</text:p>
      <text:p text:style-name="Text_20_body"><text:s/></text:p>
      <text:p text:style-name="Text_20_body">Coining from her walled up terrace and joyless home, she had entered a region where dreams and reality had clasped their hands in friendship, over the wine cup of art.</text:p>
      <text:p text:style-name="Text_20_body"><text:s/></text:p>
      <text:p text:style-name="Text_20_body">The bell rang, the orchestra music stopped, the audience sat still in their seats, the stage-lights shone brighter, and the curtain was drawn up. Suddenly appeared in the light, from the mystery of the unseen, the shepherd girls of the Vrinda forest, and with the accompaniment of songs commenced their dance, punctuated with the uproarious applause of the audience. The blood began to throb all over Giribala's body, and she forgot for the moment that her life was limited to the circumstances and that she was not free in a world where all laws had melted in music.</text:p>
      <text:p text:style-name="Text_20_body"><text:s/></text:p>
      <text:p text:style-name="Text_20_body">Sudha came occasionally to interrupt her with her anxious whispers urging her to hasten back home for the fear of being detected. But she paid no heed to her warning, for her sense of fear had gone.</text:p>
      <text:p text:style-name="Text_20_body"><text:s/></text:p>
      <text:p text:style-name="Text_20_body">The play goes on. Krishna has given offence to his beloved Radha and she in her wounded pride refuses to recognize him. He is entreating her, abasing himself at her feet, but in vain. Giribala's heart seems to swell. She imagines herself as offended Radha; and feels that she also has in her this woman's</text:p>
      <text:p text:style-name="Text_20_body"><text:soft-page-break/><text:s/></text:p>
      <text:p text:style-name="Text_20_body">power to vindicate her pride. She had heard what a force was woman's beauty in the world but to-night it became to her palpable.</text:p>
      <text:p text:style-name="Text_20_body"><text:s/></text:p>
      <text:p text:style-name="Text_20_body">At last the curtain dropped, the light grew dim, the audience got ready to leave the theatre, but Giribala sat still like one in a dream. The thought that she would have to go home had vanished from her mind. She waited for the curtain to rise again and the eternal theme of Krishna's humiliation at the feet of Radha to continue. But Sudha came to remind her that the play had ended and the lamps would soon be put out.</text:p>
      <text:p text:style-name="Text_20_body"><text:s/></text:p>
      <text:p text:style-name="Text_20_body">It was late when Giribala came back home. A kerosene lamp was dimly burning in the melancholy solitude and silence of her room. Near the window upon her lonely bed a mosquito curtain was gently moving in the breeze. Her world seemed to her distasteful and mean like a rotten fruit swept into the dustbin.</text:p>
      <text:p text:style-name="Text_20_body"><text:s/></text:p>
      <text:p text:style-name="Text_20_body">From now she regularly visited the theatre every Saturday. The fascination of her first sight of it lost much of its glamour. The painted vulgarity of the actresses and the falseness of their affectation became more and more evident, yet the habit grew upon her. Every time the curtain rose the window of her life's prison-house seemed to open before her and the stage, bordered off from the world of reality by its gilded frame and scenic display, by its array of lights and even its flimsiness of conventionalism, appeared to her like a fairyland where it was not impossible for herself to occupy the throne of the fairy queen.</text:p>
      <text:p text:style-name="Text_20_body"><text:s/></text:p>
      <text:p text:style-name="Text_20_body">When for the first time she saw her husband among the audience shouting his drunken admiration for a certain actress she felt an intense disgust and prayed in her mind that a day might come when she might have an opportunity to spurn him away with her contempt. But the opportunity became rarer every day, for Gopinath was hardly ever to be seen at his home now, being carried away, one knew not where, in the centre of a dust-storm of dissipation.</text:p>
      <text:p text:style-name="Text_20_body"><text:s/></text:p>
      <text:p text:style-name="Text_20_body">One evening in the month of March, in the light of the full moon, Giribala was sitting on her terrace dressed in her cream-coloured robe. It was her habit daily to deck herself with jewellery as if for some festive occasion. For these cosily gems were like wine to her—they sent heightened consciousness of beauty to her limbs; she felt like a plant in spring tingling with the impulse of flowers in all its branches. She wore a pair of diamond bracelets on her arms, a necklace of rubies and pearls on her neck, and a ring with a big sapphire on the little finger of her left hand. Sudha was sitting near her bare feet admiringly touching them with her hand and expressing her wish that she were a man privileged to <text:soft-page-break/>offer her life as homage to such a pair of feet.</text:p>
      <text:p text:style-name="Text_20_body"><text:s/></text:p>
      <text:p text:style-name="Text_20_body">Sudha gently hummed a lovesong to her and the evening wore on to night. Every body in the household had finished their evening meal, and gone to sleep. When suddenly Gopinath appeared reeking with scent and liquor, and Sudha drawing for cloth-end over her face, hastily ran away from the terrace.</text:p>
      <text:p text:style-name="Text_20_body"><text:s/></text:p>
      <text:p text:style-name="Text_20_body">Giribala thought for a moment that her day had come at last. She turned away her face and sat silent.</text:p>
      <text:p text:style-name="Text_20_body"><text:s/></text:p>
      <text:p text:style-name="Text_20_body">But the curtain in her stage did not rise and no song of entreaty came from her hero, with the words—'Listen to the pleading of the moon-light, my love, and hide not thy face.'</text:p>
      <text:p text:style-name="Text_20_body"><text:s/></text:p>
      <text:p text:style-name="Text_20_body">In his dry unmusical voice Gopinath said, 'Give me your keys.'</text:p>
      <text:p text:style-name="Text_20_body"><text:s/></text:p>
      <text:p text:style-name="Text_20_body">A gust of south wind like a sigh of the insulted romance of the poetic world scattered all over the terrace the smell of the night-blooming jasmines and loosened some wisp of hair on Giribala's cheek. She let go her pride, and got up and said, 'You shall have your keys if you listen to what I have to say.' Gopinath said, I cannot delay. Give me your keys.'</text:p>
      <text:p text:style-name="Text_20_body"><text:s/></text:p>
      <text:p text:style-name="Text_20_body">Giribala said, I will give you the keys and everything that is in the safe, but you must not leave me.'</text:p>
      <text:p text:style-name="Text_20_body"><text:s/></text:p>
      <text:p text:style-name="Text_20_body">Gopinath said, 'That cannot be. I have urgent business.'</text:p>
      <text:p text:style-name="Text_20_body"><text:s/></text:p>
      <text:p text:style-name="Text_20_body">'Then you shan't have the keys,' said Giribala.</text:p>
      <text:p text:style-name="Text_20_body"><text:s/></text:p>
      <text:p text:style-name="Text_20_body">Gopinath began to search for them. He opened the drawers of the dressing table, broke open the lid of the box that contained Giribala's toilet requisites, smashed the glass panes of her almirah, groped under the pillows and mattress of the bed, but the keys he could not find. Giribala stood near the door stiff and silent like a marble image gazing at vacancy. Trembling with rage Gopinath came to her and said with an angry growl, 'Give me your keys or you will repent.'Giribala did not answer and Gopinath, pinning her to the wall, snatched away by force her bracelets, necklace and ring, and, giving her a parting kick, went away.</text:p>
      <text:p text:style-name="Text_20_body"><text:s/></text:p>
      <text:p text:style-name="Text_20_body"><text:soft-page-break/>Nobody in the house woke up from his sleep, none in the neighbourhood knew of this outrage, the moonlight remained placid and the peace of the night undisturbed. Hearts can be rent never to heal again amidst such serene silence.</text:p>
      <text:p text:style-name="Text_20_body"><text:s/></text:p>
      <text:p text:style-name="Text_20_body">The next morning Giribala said she was going to see her father and left home. As Gopinath's present destination was not known and she was not responsible to anybody else in the house her absence was not noticed.</text:p>
      <text:p text:style-name="Text_20_body"><text:s/></text:p>
      <text:h text:style-name="Heading_20_3" text:outline-level="3">2</text:h>
      <text:p text:style-name="Text_20_body"/>
      <text:p text:style-name="Text_20_body">The new play of 'Manorama' was on rehearsal in the theatre where Gopinath was a constant visitor. Lavanga was practising for the part of the heroine Manorama, and Gopinath, sitting in the front seat with his rabble of followers, would vociferously encourage his favourite actress with his approbation. This greatly disturbed the rehearsal but the proprietors of the theatre did not dare to annoy their patron of whose vindictiveness they were afraid. But one day he went so far as to molest an actress in the greenroom and he had to be turned away by the aid of the police.</text:p>
      <text:p text:style-name="Text_20_body"><text:s/></text:p>
      <text:p text:style-name="Text_20_body">Gopinath determined to take his revenge,—and when, after a great deal of preparation and shrieking advertisements, the new play 'Manorama' was about to be produced, Gopinath took away the principal actress Lavanga with him and disappeared. It was a great shock to the manager, who had to postpone the opening night, and, getting hold of a new actress, taught her the part, and brought out the play before the public with considerable misgivings in his mind.</text:p>
      <text:p text:style-name="Text_20_body"><text:s/></text:p>
      <text:p text:style-name="Text_20_body">But the success was as unexpected as it was unprecedented. When its news reached Gopinath he could not resist his curiosity to come and see the performance.</text:p>
      <text:p text:style-name="Text_20_body"><text:s/></text:p>
      <text:p text:style-name="Text_20_body">The play opens with Manorama living in her husband's house neglected and hardly noticed. Near the end of the drama her husband deserts her and concealing his first marriage manages to marry a millionaire's daughter. When the wedding ceremony is over and the bridal veil is raised from her face she is discovered to be the same Manorama, only no longer the former drudge, but queenly in her beauty and splendour of dress and ornaments. In her infancy she had been brought up in a poor home being kidnapped from the house of her rich father, who having traced her to her husband's home, has brought her back to him and celebrates her marriage once again in a fitting manner.</text:p>
      <text:p text:style-name="Text_20_body"><text:s/></text:p>
      <text:p text:style-name="Text_20_body"><text:soft-page-break/>In the concluding scene, when the husband is going through his period of penitence and humiliation, as is fit in a play which has its moral, a sudden disturbance arose among the audience. So long as Manorama appeared obscured in her position of drudgery Gopinath showed no sign of perturbation. But when after the wedding ceremony she came out dressed in her red bridal robe and took her veil off, when with a majestic pride of her overwhelming beauty she turned her face towards the audience and, slightly bending he neck, shot a fiery glance of exultation at Gopinath, applause broke out in wav after wave and the enthusiasm of the spectators became unbounded.</text:p>
      <text:p text:style-name="Text_20_body"><text:s/></text:p>
      <text:p text:style-name="Text_20_body">Suddenly Gopinath cried out in a thick voice, 'Giribala', and like madman tried to rush upon the stage. The audience shouted, 'Turn him out,’ the police came to drag him away and he struggled and screamed, ‘I will kill her,’ while the curtain dropped.</text:p>
      <text:p text:style-name="P1"/>
      <text:h text:style-name="Heading_20_1" text:outline-level="1">The Parrot's Training</text:h>
      <text:p text:style-name="P1"/>
      <text:p text:style-name="P1"/>
      <text:p text:style-name="P3">ONCE UPON A time there was a bird. It was ignorant. It sang all right, but never recited scriptures. It hopped pretty frequently, but lacked manners.</text:p>
      <text:p text:style-name="Text_20_body"><text:s/></text:p>
      <text:p text:style-name="Text_20_body">Said the Raja to himself: ‘Ignorance is costly in the long run. For fools consume as much food as their betters, and yet give nothing in return.’</text:p>
      <text:p text:style-name="Text_20_body"><text:s/></text:p>
      <text:p text:style-name="Text_20_body">He called his nephews to his presence and told them that the bird must have a sound schooling.</text:p>
      <text:p text:style-name="Text_20_body"><text:s/></text:p>
      <text:p text:style-name="Text_20_body">The pundits were summoned, and at once went to the root of the matter.</text:p>
      <text:p text:style-name="Text_20_body"><text:s/></text:p>
      <text:p text:style-name="Text_20_body">They decided that the ignorance of birds was due to their natural habit of living in poor nests. Therefore, according to the pundits, the first thing necessary for this bird's education was a suitable cage.</text:p>
      <text:p text:style-name="Text_20_body"><text:s/></text:p>
      <text:p text:style-name="Text_20_body">The pundits had their rewards and went home happy.</text:p>
      <text:p text:style-name="Text_20_body"><text:s/></text:p>
      <text:p text:style-name="Text_20_body">A golden cage was built with gorgeous decorations. Crowds came to see it from all parts of the world. 'Culture, captured and caged! ' exclaimed some, in a rapture of ecstasy, and burst into tears. Others <text:soft-page-break/>remarked: 'Even if culture be missed, the cage will remain, to the end, a substantial fact. How fortunate for the bird!'</text:p>
      <text:p text:style-name="Text_20_body"><text:s/></text:p>
      <text:p text:style-name="Text_20_body">The goldsmith filled his bag with money and lost no time in sailing homewards.</text:p>
      <text:p text:style-name="Text_20_body"><text:s/></text:p>
      <text:p text:style-name="Text_20_body">The pundit sat down to educate the bird. With proper deliberation he took his pinch of snuff, as he said: 'Text-books can never be too many for our purpose!'</text:p>
      <text:p text:style-name="Text_20_body"><text:s/></text:p>
      <text:p text:style-name="Text_20_body">The nephews brought together an enormous crowd of scribes. They copied from books, and copied from copies, till the manuscripts were piled up to an unreachable height. Men murmured in amazement: 'Oh, the tower of culture, egregiously high! The end of it lost in the clouds!'</text:p>
      <text:p text:style-name="Text_20_body"><text:s/></text:p>
      <text:p text:style-name="Text_20_body">The scribes, with light hearts, hurried home, their pockets heavily laden.</text:p>
      <text:p text:style-name="Text_20_body"><text:s/></text:p>
      <text:p text:style-name="Text_20_body">The nephews were furiously busy keeping the cage in proper trim. As their constant scrubbing and polishing went on, the people said with satisfaction: 'This is progress indeed!'</text:p>
      <text:p text:style-name="Text_20_body"><text:s/></text:p>
      <text:p text:style-name="Text_20_body">Men were employed in large numbers, and supervisors were still more numerous. These, with their cousins of all different degrees of distance, built a palace for themselves and lived there happily ever after.</text:p>
      <text:p text:style-name="Text_20_body"><text:s/></text:p>
      <text:p text:style-name="Text_20_body">Whatever may be its other deficiencies, the world is never in want of fault- finders; and they went about saying that every creature remotely connected with the cage flourished beyond words, excepting only the bird.</text:p>
      <text:p text:style-name="Text_20_body"><text:s/></text:p>
      <text:p text:style-name="Text_20_body">When this remark reached the Raja's ears, he summoned his nephews before him and said: 'My dear nephews, what is this that we hear?'</text:p>
      <text:p text:style-name="Text_20_body"><text:s/></text:p>
      <text:p text:style-name="Text_20_body">The nephews said in answer: 'Sire, let the testimony of the goldsmiths and the pundits, the scribes and the supervisors, be taken, if the truth is to be known. Food is scarce with the fault-finders, and that is why their tongues have gained in sharpness.'</text:p>
      <text:p text:style-name="Text_20_body"><text:s/></text:p>
      <text:p text:style-name="Text_20_body"><text:soft-page-break/>The explanation was so luminously satisfactory that the Raja decorated each one of his nephews with his own rare jewels.</text:p>
      <text:p text:style-name="Text_20_body"><text:s/></text:p>
      <text:p text:style-name="Text_20_body">The Raja at length, being desirous of seeing with his own eyes how his Education Department busied itself with the little bird, made his appearance one day at the great Hall of Learning.</text:p>
      <text:p text:style-name="Text_20_body"><text:s/></text:p>
      <text:p text:style-name="Text_20_body">From the gate rose the sounds of conch-shells and gongs, horns, bugles and trumpets, cymbals, drums and kettle-drums, tomtoms, tambourines, flutes, fifes, barrel-organs and bagpipes. The pundits began chanting mantras with their topmost voices, while the goldsmiths, scribes, supervisors, and their numberless cousins of all different degrees of distance, loudly raised a round of cheers.</text:p>
      <text:p text:style-name="Text_20_body"><text:s/></text:p>
      <text:p text:style-name="Text_20_body">The nephews smiled and said: 'Sire, what do you think of it all?'</text:p>
      <text:p text:style-name="Text_20_body"><text:s/></text:p>
      <text:p text:style-name="Text_20_body">The Raja said: ‘It does seem so fearfully like a sound principle of Education!’</text:p>
      <text:p text:style-name="Text_20_body"><text:s/></text:p>
      <text:p text:style-name="Text_20_body">Mightily pleased, the Raja was about to remount his elephant, when the fault-finder, from behind some bush, cried out: 'Maharaja, have you seen the bird?'</text:p>
      <text:p text:style-name="Text_20_body"><text:s/></text:p>
      <text:p text:style-name="Text_20_body">‘Indeed, I have not!’ exclaimed the Raja, ‘I completely forgot about the bird.’</text:p>
      <text:p text:style-name="Text_20_body"><text:s/></text:p>
      <text:p text:style-name="Text_20_body">Turning back, he asked the pundits about the method they followed in instructing the bird. It was shown to him. He was immensely impressed. The method was so stupendous that the bird looked ridiculously unimportant in comparison. The Raja was satisfied that there was no flaw in the arrangements. As for any complaint from the bird itself, that simply could not be expected. Its throat was so completely choked with the leaves from the books that it could neither whistle nor whisper. It sent a thrill through one's body to watch the process.</text:p>
      <text:p text:style-name="Text_20_body"><text:s/></text:p>
      <text:p text:style-name="Text_20_body">This time, while remounting his elephant, the Raja ordered his State ear-puller to give a thorough good pull at both the ears of the fault-finder.</text:p>
      <text:p text:style-name="Text_20_body"><text:s/></text:p>
      <text:p text:style-name="Text_20_body">The bird thus crawled on, duly and properly, to the safest verge of inanity. In fact, its progress was satisfactory in the extreme. Nevertheless, nature occasionally triumphed over training, and when the morning light peeped into the bird's cage it sometimes fluttered its wings in a reprehensible manner. <text:soft-page-break/>And, though it is hard to believe, it pitifully pecked at its bars with its feeble beak.</text:p>
      <text:p text:style-name="Text_20_body"><text:s/></text:p>
      <text:p text:style-name="Text_20_body">'What impertinence!' growled the kotwal.</text:p>
      <text:p text:style-name="Text_20_body"><text:s/></text:p>
      <text:p text:style-name="Text_20_body">The blacksmith, with his forge and hammer, took his place in the Raja's Department of Education. Oh, what resounding blows! The iron chain was soon completed, and the bird's wings were clipped.</text:p>
      <text:p text:style-name="Text_20_body"><text:s/></text:p>
      <text:p text:style-name="Text_20_body">The Raja's brothers-in-law looked black, and shook their heads, saying: ‘These birds not only lack good sense, but also gratitude!’</text:p>
      <text:p text:style-name="Text_20_body"><text:s/></text:p>
      <text:p text:style-name="Text_20_body">With text-book in one hand and baton in the other, the pundits gave the poor bird what may fitly be called lessons!</text:p>
      <text:p text:style-name="Text_20_body"><text:s/></text:p>
      <text:p text:style-name="Text_20_body">The kotwal was honoured with a title for his watchfulness, and the blacksmith for his skill in forging chains.</text:p>
      <text:p text:style-name="Text_20_body"><text:s/></text:p>
      <text:p text:style-name="Text_20_body">The bird died.</text:p>
      <text:p text:style-name="Text_20_body"><text:s/></text:p>
      <text:p text:style-name="Text_20_body">Nobody had the least notion how long ago this had happened. The fault- finder was the first man to spread the rumour.</text:p>
      <text:p text:style-name="Text_20_body"><text:s/></text:p>
      <text:p text:style-name="Text_20_body">The Raja called his nephews and asked them. 'My dear nephews, what is this that we hear?'</text:p>
      <text:p text:style-name="Text_20_body"><text:s/></text:p>
      <text:p text:style-name="Text_20_body">The nephews said: 'Sire, the bird's education has been completed.'</text:p>
      <text:p text:style-name="Text_20_body"><text:s/></text:p>
      <text:p text:style-name="Text_20_body">'Does it hop?' the Raja enquired.</text:p>
      <text:p text:style-name="Text_20_body"><text:s/></text:p>
      <text:p text:style-name="Text_20_body">'Never! 'said the nephews.</text:p>
      <text:p text:style-name="Text_20_body"><text:s/></text:p>
      <text:p text:style-name="Text_20_body">'Does it fly?'</text:p>
      <text:p text:style-name="Text_20_body"><text:soft-page-break/><text:s/></text:p>
      <text:p text:style-name="Text_20_body">'No.'</text:p>
      <text:p text:style-name="Text_20_body"><text:s/></text:p>
      <text:p text:style-name="Text_20_body">'Bring me the bird,' said the Raja.</text:p>
      <text:p text:style-name="Text_20_body"><text:s/></text:p>
      <text:p text:style-name="Text_20_body">The bird was brought to him, guarded by the kotwal and the sepoys and the sowars. The Raja poked its body with his finger. Only its inner stuffing of book-leaves rustled.</text:p>
      <text:p text:style-name="Text_20_body"><text:s/></text:p>
      <text:p text:style-name="Text_20_body">Outside the window, the murmur of the spring breeze amongst the newly budded asoka leaves made the April morning wistful.</text:p>
      <text:p text:style-name="Text_20_body"/>
      <text:h text:style-name="Heading_20_1" text:outline-level="1">The Patriot</text:h>
      <text:p text:style-name="Text_20_body"/>
      <text:p text:style-name="P3">I AM SURE that Chitragupta, who keeps strict record at the gate of Death, must have noted down in big letters accusations against me, which had escaped my attention altogether. On the other hand many of my sins, that have passed unnoticed by others, loom large in my own memory. The story of my transgression, that I am going to relate, belongs to the latter kind, and I hope that a frank confession of it, before it is finally entered in the Book of Doom, may lessen its culpability.</text:p>
      <text:p text:style-name="Text_20_body"><text:s/></text:p>
      <text:p text:style-name="Text_20_body">It all happened yesterday afternoon, on a day of festival for the Jains in our neighbourhood. I was going out with my wife, Kalika, to tea at the house of my friend Nayanmohan.</text:p>
      <text:p text:style-name="Text_20_body"><text:s/></text:p>
      <text:p text:style-name="Text_20_body">My wife's name means literally a 'bud.' It was given by my father-in-law, who is thus solely responsible for any discrepancy between its implication and the reality to which it is attached. There is not the least tremor of hesitancy in my wife's nature; her opinions on most subjects have reached their terminus. Once, when she had been vigorously engaged in picketing against British cloth in Burrabazar, the awe-struck members of her party in a fit of excessive admiration gave her the name, Dhruva-vrata, the woman of unwavering vows.</text:p>
      <text:p text:style-name="Text_20_body"><text:s/></text:p>
      <text:p text:style-name="Text_20_body">My name is Girindra, the Lord of the Rocks, so common among my countrymen, whose character generally fails to act up to it. Kalika's admirers simply know me as the husband of my wife and pay no heed to my name. By good luck inherited from my ancestors I have, however, some kind of significance, which is considered to be convenient by her followers at the time of collecting <text:soft-page-break/>subscriptions.</text:p>
      <text:p text:style-name="Text_20_body"><text:s/></text:p>
      <text:p text:style-name="Text_20_body">There is a greater chance of harmony between husband and wife, when they are different in character, like the shower of rain and the dry earth, than when they are of a uniform constitution. I am somewhat slipshod by nature, having no grip over things, while my wife has a tenacity of mind which never allows her to let go the thing which it has in its clutches. This very dissimilarity helps to preserve peace in our household.</text:p>
      <text:p text:style-name="Text_20_body"><text:s/></text:p>
      <text:p text:style-name="Text_20_body">But there is one point of difference between us, regarding which no adjustment has yet become possible. Kalika believes that I am unpatriotic.</text:p>
      <text:p text:style-name="Text_20_body"><text:s/></text:p>
      <text:p text:style-name="Text_20_body">This is very disconcerting, because according to her, truth is what she proclaims to be true. She has numerous internal evidences of my love for my country; but as it disdains to don the livery of the brand of nationalism, professed by her own party, she fiercely refuses to acknowledge it.</text:p>
      <text:p text:style-name="Text_20_body"><text:s/></text:p>
      <text:p text:style-name="Text_20_body">From my younger days, I have continued to be a confirmed book-lover: indeed, I am hopelessly addicted to buying books. Even my enemies would not dare to deny that I read them; and my friends know only too well how fond I am of discussing their contents. This had the effect of eliminating most of my friends, till I have left to me Banbihari, the sole companion of my lonely debates. We have just passed through a period, when our police authorities, on the one hand, have associated the worst form of sedition with the presence of the Gita in our possession; and our patriots, on their side, have found it impossible to reconcile appreciation of foreign literature with devotion to one's Motherland. Our traditional Goddess of culture, Saraswati, because of her white complexion, has come to be regarded with-suspicion by our young nationalists. It was openly declared, when the students shunned their College lectures, that the water of the divine lake, on which Saraswati had her white lotus seat, had no efficacy in extinguishing the fire of ill-fortune that has been raging for centuries round the throne of our Mother, Bharat-Lakshmi. In any case, intellectual culture was considered to be a superfluity in the proper growth of our political life.</text:p>
      <text:p text:style-name="Text_20_body"><text:s/></text:p>
      <text:p text:style-name="Text_20_body">In spite of my wife's excellent example and powerful urgings I do not wear Khaddar,—not because there is anything wrong in it, nor because I am too fastidious in the choice of my wardrobe. On the contrary, among those of my traits, which are not in perfect consonance with our own national habits, I cannot include a scrupulous care as to how I dress. Once upon a time, before Kalika had her modern transformation, I used to wear broad-toed shoes from Chinese shops and forgot to have them polished. I had a dread of putting on socks: I preferred Punjabis to English shirts, and overlooked their accidental deficiency in buttons. These habits of mine constantly produced domestic cataclysms, threatening our <text:soft-page-break/>permanent separation. Kalika declared that she felt ashamed to appear before the public in my company. I readily absolved her from the wifely duty of accompanying me to those parties where my presence would be discordant.</text:p>
      <text:p text:style-name="Text_20_body"><text:s/></text:p>
      <text:p text:style-name="Text_20_body">The times have changed, but my evil fortune persists. Kalika still has the habit of repeating: ‘I am ashamed to go out with you.' Formerly, I hesitated to adopt the uniform of her set, when she belonged to the pre-nationalist age; and I still feel reluctant to adopt the uniform of the present regime, to which she owns her allegiance.</text:p>
      <text:p text:style-name="Text_20_body"><text:s/></text:p>
      <text:p text:style-name="Text_20_body">The fault lies deep in my own nature. I shrink from all conscious display of sectarian marks about my person. This shyness on my part leads to incessant verbal explosions in our domestic world, because of the inherent incapacity of Kalika to accept as final any natural difference, which her partner in life may possess. Her mind is like a mountain stream, that boisterously goes round and round a rock, pushing against it in a vain effort to make it flow with its own current. Her contact with a different point of view from her own seems to exercise an irresistible reflex action upon her nerves, throwing her into involuntary convulsions.</text:p>
      <text:p text:style-name="Text_20_body"><text:s/></text:p>
      <text:p text:style-name="Text_20_body">While getting ready to go out yesterday, the tone with which Kalika protested against my non-Khaddar dress was anything but sweet. Unfortunately, I had my inveterate pride of intellect, that forced me into a discussion with my wife. It was unpleasant, and what more, futile.</text:p>
      <text:p text:style-name="Text_20_body"><text:s/></text:p>
      <text:p text:style-name="Text_20_body">'Women find it convenient,' I said to her, ‘to veil their eyes and walk tied to the leading strings of authority. They feel safe when they deprive their thoughts of all freedom, and confine them in the strict Zenana of conformity. Our ladies today have easily developed their devotion to Khaddar, because it has added to the over-burdened list of our outward criterion's of propriety, which seem to comfort them.'</text:p>
      <text:p text:style-name="Text_20_body"><text:s/></text:p>
      <text:p text:style-name="Text_20_body">Kalika replied with almost fanatical fury: ‘It will be a great day for my country, when the sanctity of wearing Khaddar is as blindly believed in as a dip in the holy water of the Ganges. Reason crystallised becomes custom. Free thoughts are like ghosts, which find their bodies in convention. Then alone they have their solid work, and no longer float about in a thin atmosphere of vacillation.'</text:p>
      <text:p text:style-name="Text_20_body"><text:s/></text:p>
      <text:p text:style-name="Text_20_body">I could see that these were the wise sayings of Nayanmohan, with the quotation marks worn out; Kalika found no difficulty in imagining that they were her own.</text:p>
      <text:p text:style-name="Text_20_body"><text:s/></text:p>
      <text:p text:style-name="Text_20_body">The man who invented the proverb, 'The silent silence all antagonist', must have been unmarried. It <text:soft-page-break/>made my wife all the more furious, when I offered her no answer. 'Your protest against caste', she explained, 'is only confined to your mouth. We, on the contrary, carry it out in practice by imposing a uniformly white cover over all colour distinctions.'</text:p>
      <text:p text:style-name="Text_20_body"><text:s/></text:p>
      <text:p text:style-name="Text_20_body">I was about to reply, that my protest against caste did truly have its origin in my mouth, whenever I accepted with relish the excellent food cooked by a Muhammadan. It was certainly oral, but not verbal; and its movements were truly inward. An external cover hides distinctions, but does not remove them.</text:p>
      <text:p text:style-name="Text_20_body"><text:s/></text:p>
      <text:p text:style-name="Text_20_body">I am sure my argument deserved utterance, but being a helpless male, I timidly sought safety in a speechless neutrality; for, I knew, from repeated experience, that such discussions, started in our domestic seclusion, are invariably carried by my wife, like soiled linen, to her friendly circle to be ruthlessly beaten and mangled. She has the unpleasant habit of collecting counter-arguments from the mouth of Professor Nayanmohan, exultantly flinging them in my face, and then rushing away from the arena without waiting for my answer.</text:p>
      <text:p text:style-name="Text_20_body"><text:s/></text:p>
      <text:p text:style-name="Text_20_body">I was perfectly certain about what was in store for me at the Professor's tea-table. There would be some abstruse dissertation on the relative position in Hindu culture of tradition and free thought, the inherited experience of ages and reason which is volatile, inconclusive, and colourlessly universal. In the meanwhile, the vision floated before my mind's eye of the newly-brought books, redolent of Morocco leather, mysteriously veiled in a brown paper cover, waiting for me by my cushions, with their shy virginity of uncut pages.</text:p>
      <text:p text:style-name="Text_20_body"><text:s/></text:p>
      <text:p text:style-name="Text_20_body">All the same, I was compelled to keep my engagement by the dread of words, uttered and unuttered, and gestures suggestive of trouble.</text:p>
      <text:p text:style-name="Text_20_body"><text:s/></text:p>
      <text:p text:style-name="Text_20_body">We had travelled only a short distance from our house. Passing by the street-hydrant, we had reached the tiled hut occupied by an up-country shopkeeper, who was giving various forms to indigestibility in his cauldron of boiling mustard oil, when we were obstructed by a fearful uproar.</text:p>
      <text:p text:style-name="Text_20_body"><text:s/></text:p>
      <text:p text:style-name="Text_20_body">The Marwaris, proceeding to their temple, carrying their costly paraphernalia of worship, had suddenly stopped at this place. There were angry shouts, mingled with the sound of thrashing, and I thought that the crowd were dealing with some pickpocket, enjoying the vigour of their own indignation, which gave them-the delightful freedom to be merciless towards one of their own fellow beings. When, by dint of impatient footing of horn, our motor car reached the centre of the excited crowd, we found that the old municipal sweeper of our district was being beaten. He had just taken his afternoon bath and was carrying a bucket of clean water in his right hand with a broom under his arm. Dressed in a check-<text:soft-page-break/>patterned vest, with carefully combed hair still wet, he was walking home, holding his seven-year-old grandson by his left hand, when accidentally he came in contact with somebody, or something, which gave rise to this violent outburst. The boy was piteously imploring everybody not to hurt his grandfather; and the old man himself with joined hands uplifted, was asking forgiveness for his unintentional offence. Tears were streaming from his frightened eyes, and blood was smeared across his grey beard.</text:p>
      <text:p text:style-name="Text_20_body"><text:s/></text:p>
      <text:p text:style-name="Text_20_body">The sight was intolerable to me. I decided at once to take up the sweeper into my car and thereby demonstrate to the pious party, that I was not of their cult.</text:p>
      <text:p text:style-name="Text_20_body"><text:s/></text:p>
      <text:p text:style-name="Text_20_body">Noticing my restlessness, Kalika guessed what was in my mind. Griping my arm, she whispered: 'What are you doing? Don't you see he is a sweeper?'</text:p>
      <text:p text:style-name="Text_20_body"><text:s/></text:p>
      <text:p text:style-name="Text_20_body">'He maybe a sweeper,' said I, 'but those people have no right to beat him in this brutal manner.'</text:p>
      <text:p text:style-name="Text_20_body"><text:s/></text:p>
      <text:p text:style-name="Text_20_body">‘It's his own fault.' Kalika answered, 'Would it have hurt his dignity, if he had avoided the middle of the road?'</text:p>
      <text:p text:style-name="Text_20_body"><text:s/></text:p>
      <text:p text:style-name="Text_20_body">‘I don't know', I said impatiently. 'Anyhow, I am going to take him into my car.'</text:p>
      <text:p text:style-name="Text_20_body"><text:s/></text:p>
      <text:p text:style-name="Text_20_body">'Then I leave your car this moment,' said Kalika angrily. ‘I refuse to travel with a sweeper.'</text:p>
      <text:p text:style-name="Text_20_body"><text:s/></text:p>
      <text:p text:style-name="Text_20_body">'Can't you see,' I argued, 'that he was just bathed, and his clothes are clean,—in fact, much cleaner than those of the people who are beating him?'</text:p>
      <text:p text:style-name="Text_20_body"><text:s/></text:p>
      <text:p text:style-name="Text_20_body">"He's a sweeper!" She said decisively. Then she called to the chauffeur, 'Gangadin, drive on'.</text:p>
      <text:p text:style-name="Text_20_body"><text:s/></text:p>
      <text:p text:style-name="Text_20_body">I was defeated. It was my cowardice.</text:p>
      <text:p text:style-name="Text_20_body"><text:s/></text:p>
      <text:p text:style-name="Text_20_body">Nayanmohan, I am told, brought out some very profound sociological arguments, at the tea-table, specially dealing with the inevitable inequality imposed upon men by their profession and the natural humiliation which is inherent in the scheme of things. But his words did not reach my ears, and I sat <text:soft-page-break/>silent all through the evening.</text:p>
      <text:p text:style-name="P1"/>
      <text:h text:style-name="Heading_20_1" text:outline-level="1">THE VICTORY</text:h>
      <text:p text:style-name="Text_20_body"/>
      <text:p text:style-name="Text_20_body">SHE WAS THE Princess Ajita. And the court poet of King Narayan had never seen her. On the day he recited a new poem to the king he would raise his voice just to that pitch which could be heard by unseen hearers in the screened balcony high above the hall. He sent up his song towards the star-land out of his reach, where, circled with light, the planet who ruled his destiny shone unknown and out of ken.</text:p>
      <text:p text:style-name="Text_20_body"><text:s/></text:p>
      <text:p text:style-name="Text_20_body">He would espy some shadow moving behind the veil. A tinkling sound would come to his ear from afar, and would set him dreaming of the ankles whose tiny golden bells sang at each step. Ah, the rosy red tender feet that walked the dust of the earth like God's mercy on the fallen! The poet had placed them on the altar of his heart, where he wove his songs to the tune of those golden bells. Doubt never arose in his mind as to whose shadow it was that moved behind the screen, and whose anklets they were that sang to the time of his beating heart.</text:p>
      <text:p text:style-name="Text_20_body"><text:s/></text:p>
      <text:p text:style-name="Text_20_body">Manjari, the maid of the princess, passed by the poet's house on her way to the river, and she never missed a day to have a few words with him on the sly. When she found the road deserted, and the shadow of dusk on the land, she would boldly enter his room, and sit at the corner of his carpet. There was</text:p>
      <text:p text:style-name="Text_20_body"><text:s/></text:p>
      <text:p text:style-name="Text_20_body">a suspicion of an added care in the choice of the colour of her veil, in the setting of the flower in her hair.</text:p>
      <text:p text:style-name="Text_20_body"><text:s/></text:p>
      <text:p text:style-name="Text_20_body">People smiled and whispered at this, and they were not to blame. For Shekhar the poet never took the trouble to hide the fact that these meetings were a pure joy to him.</text:p>
      <text:p text:style-name="Text_20_body"><text:s/></text:p>
      <text:p text:style-name="Text_20_body">The meaning of her name was the spray of flowers. One must confess that for an ordinary mortal it was sufficient in its sweetness. But Shekhar made his own addition to this name, and called her the Spray of Spring Flowers. And ordinary mortals shook their heads and said, Ah, me!</text:p>
      <text:p text:style-name="Text_20_body"><text:s/></text:p>
      <text:p text:style-name="Text_20_body">In the spring songs that the poet sang the praise of the spray of spring flowers was conspicuously reiterated; and the king winked and smiled at him when he heard it, and the poet smiled in answer.</text:p>
      <text:p text:style-name="Text_20_body"><text:soft-page-break/><text:s/></text:p>
      <text:p text:style-name="Text_20_body">The king would put him the question: 1s it the business of the bee merely to hum in the court of the spring?'</text:p>
      <text:p text:style-name="Text_20_body"><text:s/></text:p>
      <text:p text:style-name="Text_20_body">The poet would answer: 'No, but also to sip the honey of the spray of spring flowers.'</text:p>
      <text:p text:style-name="Text_20_body"><text:s/></text:p>
      <text:p text:style-name="Text_20_body">And they all laughed in the king's hall. And it was rumoured that the Princess Ajita also laughed at her maid's accepting the poet's name for her, and Manjari felt glad in her heart.</text:p>
      <text:p text:style-name="Text_20_body"><text:s/></text:p>
      <text:p text:style-name="Text_20_body">Thus truth and falsehood mingle in life—and to what God builds man adds his own decoration.</text:p>
      <text:p text:style-name="Text_20_body"><text:s/></text:p>
      <text:p text:style-name="Text_20_body">Only those were pure truths which were sung by the poet. The theme was Krishna, the lover god, and Radha, the beloved, the Eternal Man and the Eternal Woman, the sorrow that comes from the beginning of time, and the joy without end. The truth of these songs was tested in his inmost heart by everybody from the beggar to the king himself. The poet's songs were on the lips of all. At the merest glimmer of the moon and the faintest whisper of the summer breeze his songs would break forth in the land from windows and courtyards, from sailing-boats, from shadows of the wayside trees, in number-less voices.</text:p>
      <text:p text:style-name="Text_20_body"><text:s/></text:p>
      <text:p text:style-name="Text_20_body">Thus passed the days happily. The poet recited, the king listened, the hearers applauded. Manjari passed and repassed by the poet's room on her way to the river—the shadow flitted behind the screened balcony, and the tiny golden bells tinkled from afar.</text:p>
      <text:p text:style-name="Text_20_body"><text:s/></text:p>
      <text:p text:style-name="Text_20_body">Just then set forth from his home in the south a poet on his path of conquest. He came to King Narayan, in the kingdom of Amarapur. He stood before the throne, and uttered averse in praise of the king. He had challenged all the court poets on his way, and his career of victory had been unbroken.</text:p>
      <text:p text:style-name="Text_20_body"><text:s/></text:p>
      <text:p text:style-name="Text_20_body">The king received him with honour, and said: 'Poet, I offer you welcome.'</text:p>
      <text:p text:style-name="Text_20_body"><text:s/></text:p>
      <text:p text:style-name="Text_20_body">Pundarik, the poet, proudly replied: 'Sire, I ask for war.'</text:p>
      <text:p text:style-name="Text_20_body"><text:s/></text:p>
      <text:p text:style-name="Text_20_body">Shekhar, the court poet of the king did not know how the battle of the Muse was to be waged. He had no sleep at night. The mighty figure of the famous Pundarik, his sharp nose curved like a scimitar, and his proud head tilted on one side, haunted the poet's vision in the dark.</text:p>
      <text:p text:style-name="Text_20_body"><text:soft-page-break/><text:s/></text:p>
      <text:p text:style-name="Text_20_body">With a trembling heart Shekhar entered the arena in the morning. The theatre was filled with the crowd.</text:p>
      <text:p text:style-name="Text_20_body"><text:s/></text:p>
      <text:p text:style-name="Text_20_body">The poet greeted his rival with a smile and a bow. Pundarik returned it with a slight toss of his head, and turned his face towards his circle of adoring followers with a meaning smile.</text:p>
      <text:p text:style-name="Text_20_body"><text:s/></text:p>
      <text:p text:style-name="Text_20_body">Shekhar cast his glance towards the screened balcony high above, and saluted his lady in his mind, saying: If I am the winner at the combat today, my lady, thy victorious name shall be glorified.'</text:p>
      <text:p text:style-name="Text_20_body"><text:s/></text:p>
      <text:p text:style-name="Text_20_body">The trumpet sounded. The great crowd stood up, shouting victory to the king. The king, dressed in an ample robe of white, slowly came into the hall like a floating cloud of autumn, and sat on his throne.</text:p>
      <text:p text:style-name="Text_20_body"><text:s/></text:p>
      <text:p text:style-name="Text_20_body">Pundarik stood up, and the vast hall became still. With his head raised high and chest expanded, he began in his thundering voice to recite the praise of King Narayan. His words burst upon the walls of the hall like breakers of the sea, and seemed to rattle against the ribs of the listening crowd. The skill with which he gave varied meanings to the name Narayan, and wove each letter of it through the web of his verses in all manner of combinations, took away the breath of his amazed hearers.</text:p>
      <text:p text:style-name="Text_20_body"><text:s/></text:p>
      <text:p text:style-name="Text_20_body">For some minutes after he took his seat his voice continued to vibrate among the numberless pillars of the king's court and in thousands of speechless hearts. The learned professors who had come from distant lands raised their right hands, and cried, Bravo!</text:p>
      <text:p text:style-name="Text_20_body"><text:s/></text:p>
      <text:p text:style-name="Text_20_body">The king threw a glance on Shekhar's face, and Shekhar in answer raised for a moment his eyes full of pain towards his master, and then stood up like a stricken deer at bay. His face was pale, his bashfulness was almost that of a woman, his slight youthful figure, delicate in its outline, seemed like a tensely strung vina ready to break out in music at the least touch.</text:p>
      <text:p text:style-name="Text_20_body"><text:s/></text:p>
      <text:p text:style-name="Text_20_body">His head was bent, his voice was low, when he began. The first few verses were almost inaudible. Then he slowly raised his head, and his clear sweet voice rose into the sky like a quivering flame of fire. He began with the ancient legend of the kingly line lost in the haze of the past, and brought it down through its long course of heroism and matchless generosity to the present age. He fixed his gaze on the king's face, and all the vast and unexpressed love of the people for the royal house rose like incense in his song, and enwreathed the throne on all sides. These were his last words when, trembling, he took his seat: 'My master, I may be beaten in play of words, but not in my love for thee.'</text:p>
      <text:p text:style-name="Text_20_body"><text:soft-page-break/><text:s/></text:p>
      <text:p text:style-name="Text_20_body">Tears filled the eyes of the hearers, and the stone walls shook with cries of victory.</text:p>
      <text:p text:style-name="Text_20_body"><text:s/></text:p>
      <text:p text:style-name="Text_20_body">Mocking this popular outburst of feeling, with an august shake of his head and a contemptuous sneer, Pundarik stood up, and flung this question to the assembly: 'What is there superior to words? ' In a moment the hall lapsed into silence again.</text:p>
      <text:p text:style-name="Text_20_body"><text:s/></text:p>
      <text:p text:style-name="Text_20_body">Then with a marvellous display of learning, he proved that the Word was in the beginning, that the Word was God. He piled up quotations from scriptures, and built a high altar for the Word to be seated above all that there is in heaven and in earth. He repeated that question in his mighty voice: 'What is there superior to words?'</text:p>
      <text:p text:style-name="Text_20_body"><text:s/></text:p>
      <text:p text:style-name="Text_20_body">Proudly he looked around him. None dared to accept his challenge, and he slowly took his seat like a lion who had just made a full meal of its victim. The pandits shouted, Bravo! The king remained silent with wonder, and the poet Shekhar felt himself of no account by the side of this stupendous learning. The assembly broke up for that day.</text:p>
      <text:p text:style-name="Text_20_body"><text:s/></text:p>
      <text:p text:style-name="Text_20_body">Next day Shekhar began his song. It was of that day when the pipings of love's flute startled for the first time the hushed air of the Vrinda forest. The shepherd women did not know who was the player or whence came the music. Sometimes it seemed to come from the heart of the south, wind, and sometimes from the straying clouds of the hill-tops. It came with a message of tryst from the land of the sunrise, and it floated from the verge of sunset with its sigh of sorrow. The stars seemed to be the stops of the instrument that flooded the dreams of the night with melody. The music seemed to burst all at once from all sides, from fields and groves, from the shady lanes and lonely roads, from the melting blue of the sky, from the shimmering green of the grass. They neither knew its meaning nor could they find words to give utterance to the desire of their hearts. Tears filled their eyes, and their life seemed to long for a death that would be its consummation.</text:p>
      <text:p text:style-name="Text_20_body"><text:s/></text:p>
      <text:p text:style-name="Text_20_body">Shekhar forgot his audience, forgot the trial of his strength with a rival. He stood alone amid his thoughts that rustled and quivered round him like leaves in summer breeze, and sang the Song of the Flute. He had in his mind the vision of an image that had taken its shape from a shadow, and the echo of a faint tinkling sound of a distant footstep.</text:p>
      <text:p text:style-name="Text_20_body"><text:s/></text:p>
      <text:p text:style-name="Text_20_body">He took his seat. His hearers trembled with the sadness of an indefinable delight, immense and vague, and they forgot to applaud him. As this feeling died away Pundarik stood up before the throne and <text:soft-page-break/>challenged his rival to define who was this Lover and who was the Beloved. He arrogantly looked around him, he smiled at his followers and then put the question again: 'Who is Krishna, the lover, and who is Radha, the beloved?'</text:p>
      <text:p text:style-name="Text_20_body"><text:s/></text:p>
      <text:p text:style-name="Text_20_body">Then he began to analyse the roots of those names—and various interpretations of their meanings. He brought before the bewildered audience all the intricacies of the different schools of metaphysics with consummate skill. Each letter of those names he divided from its fellow, and then pursued them with a relentless logic till they fell to the dust in confusion, to be caught up again and restored to a meaning never before imagined by the subtlest of wordmongers.</text:p>
      <text:p text:style-name="Text_20_body"><text:s/></text:p>
      <text:p text:style-name="Text_20_body">The pandits were in ecstasy; they applauded vociferously; and the crowd followed them, deluded into the certainty that they had witnessed, that day, the last shred of the curtains of Truth torn to pieces before their eyes by a prodigy of intellect. The performance of his tremendous feat so delighted</text:p>
      <text:p text:style-name="Text_20_body"><text:s/></text:p>
      <text:p text:style-name="Text_20_body">them that they forgot to ask themselves if there was any truth behind it after all.</text:p>
      <text:p text:style-name="Text_20_body"><text:s/></text:p>
      <text:p text:style-name="Text_20_body">The king's mind was overwhelmed with wonder. The atmosphere was completely cleared of all illusion of music, and the vision of the world around seemed to be changed from its freshness of tender green to the solidity of a high road levelled and made hard with crushed stones.</text:p>
      <text:p text:style-name="Text_20_body"><text:s/></text:p>
      <text:p text:style-name="Text_20_body">To the people assembled their own poet appeared a mere boy in comparison with this giant, who walked with such ease, knocking down difficulties at each step in the world of words and thoughts. It became evident to them for the first time that the poems Shekhar wrote were absurdly simple, and it must be a mere accident that they did not write them themselves. They were neither new, nor difficult, nor instructive, nor necessary.</text:p>
      <text:p text:style-name="Text_20_body"><text:s/></text:p>
      <text:p text:style-name="Text_20_body">The king tried to goad his poet with keen glances, silently inciting him to make a final effort. But Shekhar took no notice, and remained fixed to his seat.</text:p>
      <text:p text:style-name="Text_20_body"><text:s/></text:p>
      <text:p text:style-name="Text_20_body">The king in anger came down from his throne—took off his pearl chain and put it on Pundarik's head. Everybody in the hall cheered. From the upper balcony came a slight sound of the movements of rustling robes and waist- chains hung with golden bells. Shekhar rose from his seat and left the hall. It was a dark night of waning moon. The poet Shekhar took down his MSS from his shelves and heaped them on the floor. Some of them contained his earliest writings, which he had almost forgotten. He turned over the pages, reading passages here and there. They all seemed to him poor and trivial— mere <text:soft-page-break/>words and childish rhymes!</text:p>
      <text:p text:style-name="Text_20_body"><text:s/></text:p>
      <text:p text:style-name="Text_20_body">One by one he tore his books to fragments, and threw them into a vessel containing fire, and said: 'To thee, to thee, O my beauty, my fire! Thou hast been burning in my heart all these futile years. If my life were a piece of gold it would come out of its trial brighter, but it is a trodden turf of grass, and nothing remains of it but this handful of ashes.'The night wore on. Shekhar opened wide his windows. He spread upon his bed the white flowers that he loved, the jasmines, tuberoses and chrysanthemums, and brought into his bedroom all the lamps he had in his house and lighted them. Then mixing with honey the juice of some poisonous root, he drank it and lay down on his bed.</text:p>
      <text:p text:style-name="Text_20_body"><text:s/></text:p>
      <text:p text:style-name="Text_20_body">Golden anklets tinkled in the passage outside the door, and a subtle perfume came into the room with the breeze.</text:p>
      <text:p text:style-name="Text_20_body"><text:s/></text:p>
      <text:p text:style-name="Text_20_body">The poet, with his eyes shut, said: 'My lady, have you taken pity upon your servant at last and come to see him?'</text:p>
      <text:p text:style-name="Text_20_body"><text:s/></text:p>
      <text:p text:style-name="Text_20_body">The answer came in a sweet voice: 'My poet, I have come.</text:p>
      <text:p text:style-name="Text_20_body"><text:s/></text:p>
      <text:p text:style-name="Text_20_body">Shekhar opened his eyes—and saw before his bed the figure of a woman.</text:p>
      <text:p text:style-name="Text_20_body"><text:s/></text:p>
      <text:p text:style-name="Text_20_body">His sight was dim and blurred. And it seemed to him that the image made of a shadow that he had ever kept throned in the secret shrine of his heart had come into the outer world in his last moment to gaze upon his face.</text:p>
      <text:p text:style-name="Text_20_body"><text:s/></text:p>
      <text:p text:style-name="Text_20_body">The woman said: ‘I am the Princess Ajita.’</text:p>
      <text:p text:style-name="Text_20_body"><text:s/></text:p>
      <text:p text:style-name="Text_20_body">The poet with a great effort sat up on his bed.</text:p>
      <text:p text:style-name="Text_20_body"><text:s/></text:p>
      <text:p text:style-name="Text_20_body">The princess whispered into his ear: 'The king has not done you justice. It was you who won at the combat, my poet, and I have come to crown you with the crown of victory.'</text:p>
      <text:p text:style-name="Text_20_body"><text:s/></text:p>
      <text:p text:style-name="Text_20_body">She took the garland of flowers from her own neck, and put it on his hair, and the poet fell down upon <text:soft-page-break/>his bed stricken by deat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8:40:14.057741213</meta:creation-date>
    <dc:date>2015-08-09T18:49:48.570192867</dc:date>
    <meta:editing-duration>PT9M32S</meta:editing-duration>
    <meta:editing-cycles>6</meta:editing-cycles>
    <meta:generator>LibreOffice/4.4.5.2$Linux_X86_64 LibreOffice_project/40m0$Build-2</meta:generator>
    <meta:document-statistic meta:table-count="0" meta:image-count="0" meta:object-count="0" meta:page-count="22" meta:paragraph-count="328" meta:word-count="8212" meta:character-count="46126" meta:non-whitespace-character-count="37937"/>
    <meta:user-defined meta:name="w2e_MetaAuthor">রবীন্দ্রনাথ ঠাকুর</meta:user-defined>
    <meta:user-defined meta:name="w2e_MetaBackgroundColor">000000</meta:user-defined>
    <meta:user-defined meta:name="w2e_MetaCoverType">None</meta:user-defined>
    <meta:user-defined meta:name="w2e_MetaLanguage">en</meta:user-defined>
    <meta:user-defined meta:name="w2e_MetaTitle" meta:value-type="string">English Stories</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